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8.391cm"/>
    </style:style>
    <style:style style:name="Tableau1.B" style:family="table-column">
      <style:table-column-properties style:column-width="8.5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ebc0" officeooo:paragraph-rsid="001debc0"/>
    </style:style>
    <style:style style:name="P2" style:family="paragraph" style:parent-style-name="Standard">
      <style:text-properties officeooo:rsid="00209356" officeooo:paragraph-rsid="00209356"/>
    </style:style>
    <style:style style:name="P3" style:family="paragraph" style:parent-style-name="Standard">
      <style:text-properties officeooo:rsid="00209356" officeooo:paragraph-rsid="002123a0"/>
    </style:style>
    <style:style style:name="P4" style:family="paragraph" style:parent-style-name="Standard">
      <style:text-properties officeooo:rsid="00209356" officeooo:paragraph-rsid="001debc0"/>
    </style:style>
    <style:style style:name="P5" style:family="paragraph" style:parent-style-name="Standard">
      <style:text-properties officeooo:rsid="002123a0" officeooo:paragraph-rsid="002123a0"/>
    </style:style>
    <style:style style:name="P6" style:family="paragraph" style:parent-style-name="Standard">
      <style:text-properties officeooo:rsid="002495fb" officeooo:paragraph-rsid="002495fb"/>
    </style:style>
    <style:style style:name="P7" style:family="paragraph" style:parent-style-name="Standard">
      <style:text-properties officeooo:rsid="001debc0" officeooo:paragraph-rsid="001debc0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ebc0" officeooo:paragraph-rsid="001debc0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209356" officeooo:paragraph-rsid="00209356"/>
    </style:style>
    <style:style style:name="P10" style:family="paragraph" style:parent-style-name="Standard">
      <style:text-properties officeooo:rsid="00209356" officeooo:paragraph-rsid="002123a0"/>
    </style:style>
    <style:style style:name="P11" style:family="paragraph" style:parent-style-name="Standard">
      <style:text-properties officeooo:rsid="002495fb" officeooo:paragraph-rsid="002495fb"/>
    </style:style>
    <style:style style:name="P12" style:family="paragraph" style:parent-style-name="Standard">
      <style:text-properties officeooo:rsid="0025c7c8" officeooo:paragraph-rsid="001debc0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2bb94f" officeooo:paragraph-rsid="002bb94f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2bc29b" officeooo:paragraph-rsid="002bc29b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2bb94f" officeooo:paragraph-rsid="002bb94f" style:font-size-asian="13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fo:font-size="13pt" officeooo:rsid="002bb94f" officeooo:paragraph-rsid="002bb94f" style:font-size-asian="13pt" style:font-size-complex="13pt"/>
    </style:style>
    <style:style style:name="T1" style:family="text">
      <style:text-properties officeooo:rsid="001e6d84"/>
    </style:style>
    <style:style style:name="T2" style:family="text">
      <style:text-properties officeooo:rsid="00209356"/>
    </style:style>
    <style:style style:name="T3" style:family="text">
      <style:text-properties officeooo:rsid="0022a145"/>
    </style:style>
    <style:style style:name="T4" style:family="text">
      <style:text-properties officeooo:rsid="002495fb"/>
    </style:style>
    <style:style style:name="T5" style:family="text">
      <style:text-properties officeooo:rsid="0025c7c8"/>
    </style:style>
    <style:style style:name="T6" style:family="text">
      <style:text-properties officeooo:rsid="002bc29b"/>
    </style:style>
    <style:style style:name="T7" style:family="text">
      <style:text-properties officeooo:rsid="002d8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cénari<text:span text:style-name="T1">o</text:span> de tests</text:p>
      <text:p text:style-name="P8"/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/>
            <text:p text:style-name="P16">Test</text:p>
            <text:p text:style-name="P16"/>
          </table:table-cell>
          <table:table-cell table:style-name="Tableau1.B1" office:value-type="string">
            <text:p text:style-name="P16"/>
            <text:p text:style-name="P16">Réponse</text:p>
            <text:p text:style-name="P16"/>
          </table:table-cell>
        </table:table-row>
        <table:table-row>
          <table:table-cell table:style-name="Tableau1.A2" office:value-type="string">
            <text:p text:style-name="P17"/>
            <text:p text:style-name="P17">Toutes les données d’entrées vide :</text:p>
            <text:p text:style-name="P17">prénom = « » <text:s/>(chaîne vide)</text:p>
            <text:p text:style-name="P17"/>
          </table:table-cell>
          <table:table-cell table:style-name="Tableau1.B2" office:value-type="string">
            <text:p text:style-name="P17"/>
            <text:p text:style-name="P17">Message d’erreur sur le champ « prénom »</text:p>
            <text:p text:style-name="P17">Prénom par défaut</text:p>
          </table:table-cell>
        </table:table-row>
        <table:table-row>
          <table:table-cell table:style-name="Tableau1.A2" office:value-type="string">
            <text:p text:style-name="P13"/>
            <text:p text:style-name="P13">Aucune nourriture sélectionnée dans le menu déroulant et bouton « manger » actionné</text:p>
            <text:p text:style-name="P13"/>
          </table:table-cell>
          <table:table-cell table:style-name="Tableau1.B2" office:value-type="string">
            <text:p text:style-name="P13"/>
            <text:p text:style-name="P13">Message d’erreur</text:p>
            <text:p text:style-name="P13">Pourcentage d’énergie et de nourriture inchangé</text:p>
          </table:table-cell>
        </table:table-row>
        <table:table-row>
          <table:table-cell table:style-name="Tableau1.A2" office:value-type="string">
            <text:p text:style-name="P13"/>
            <text:p text:style-name="P13"/>
            <text:p text:style-name="P13">Bouton « dormir » actionné</text:p>
          </table:table-cell>
          <table:table-cell table:style-name="Tableau1.B2" office:value-type="string">
            <text:p text:style-name="P15"/>
            <text:p text:style-name="P15">Tous les autres boutons sont grisés et inutilisables sauf le bouton d’arrêt</text:p>
            <text:p text:style-name="P15"><text:span text:style-name="T7">Le p</text:span>ourcentage augmente en fonction du temps de repos</text:p>
            <text:p text:style-name="P15"/>
          </table:table-cell>
        </table:table-row>
        <table:table-row>
          <table:table-cell table:style-name="Tableau1.A2" office:value-type="string">
            <text:p text:style-name="P15"/>
            <text:p text:style-name="P15">Actionner un bouton qui concerne une donnée qui a déjà 100 %</text:p>
            <text:p text:style-name="P15"/>
          </table:table-cell>
          <table:table-cell table:style-name="Tableau1.B2" office:value-type="string">
            <text:p text:style-name="P14"/>
            <text:p text:style-name="P14">P<text:span text:style-name="T6">as de changement</text:span></text:p>
          </table:table-cell>
        </table:table-row>
        <table:table-row>
          <table:table-cell table:style-name="Tableau1.A2" office:value-type="string">
            <text:p text:style-name="P15"/>
            <text:p text:style-name="P15">Actionner le bouton « effectuer » seul</text:p>
            <text:p text:style-name="P15"/>
          </table:table-cell>
          <table:table-cell table:style-name="Tableau1.B2" office:value-type="string">
            <text:p text:style-name="P15"/>
            <text:p text:style-name="P15">Message d’erreur</text:p>
          </table:table-cell>
        </table:table-row>
      </table:table>
      <text:p text:style-name="P8"/>
      <text:p text:style-name="P1"/>
      <text:p text:style-name="P12"/>
      <text:p text:style-name="P2"/>
      <text:p text:style-name="P2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5:08:58.885040215</meta:creation-date>
    <dc:date>2021-10-27T15:24:41.669976498</dc:date>
    <meta:editing-duration>PT3H13M44S</meta:editing-duration>
    <meta:editing-cycles>10</meta:editing-cycles>
    <meta:generator>LibreOffice/5.3.6.1$Linux_X86_64 LibreOffice_project/30$Build-1</meta:generator>
    <meta:document-statistic meta:table-count="1" meta:image-count="0" meta:object-count="0" meta:page-count="1" meta:paragraph-count="18" meta:word-count="99" meta:character-count="579" meta:non-whitespace-character-count="495"/>
  </office:meta>
</office:document-meta>
</file>